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" style:family="table-cell" style:parent-style-name="Pivot_20_Table_20_Field">
      <style:table-cell-properties fo:border="0.99pt solid #000000"/>
    </style:style>
    <style:style style:name="ce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23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23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23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23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3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3"/>
    <style:style style:name="ce17" style:family="table-cell" style:parent-style-name="Pivot_20_Table_20_Value" style:data-style-name="N123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123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123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123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123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123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16"/>
        <table:table-column table:style-name="co1" table:default-cell-style-name="ce22"/>
        <table:table-row table:style-name="ro1">
          <table:table-cell table:style-name="ce1"/>
          <table:table-cell table:style-name="ce7"/>
          <table:table-cell table:style-name="ce13" table:number-columns-repeated="9"/>
          <table:table-cell table:style-name="ce19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8" office:value-type="string" calcext:value-type="string">
            <text:p>Sum of <text:s/>2,005 </text:p>
          </table:table-cell>
          <table:table-cell table:style-name="ce14" office:value-type="string" calcext:value-type="string">
            <text:p>Sum of <text:s/>2,006 </text:p>
          </table:table-cell>
          <table:table-cell table:style-name="ce14" office:value-type="string" calcext:value-type="string">
            <text:p>Sum of <text:s/>2,007 </text:p>
          </table:table-cell>
          <table:table-cell table:style-name="ce14" office:value-type="string" calcext:value-type="string">
            <text:p>Sum of <text:s/>2,008 </text:p>
          </table:table-cell>
          <table:table-cell table:style-name="ce14" office:value-type="string" calcext:value-type="string">
            <text:p>Sum of <text:s/>2,009 </text:p>
          </table:table-cell>
          <table:table-cell table:style-name="ce14" office:value-type="string" calcext:value-type="string">
            <text:p>Sum of <text:s/>2,010 </text:p>
          </table:table-cell>
          <table:table-cell table:style-name="ce14" office:value-type="string" calcext:value-type="string">
            <text:p>Sum of <text:s/>2,011 </text:p>
          </table:table-cell>
          <table:table-cell table:style-name="ce14" office:value-type="string" calcext:value-type="string">
            <text:p>Sum of <text:s/>2,012 </text:p>
          </table:table-cell>
          <table:table-cell table:style-name="ce14" office:value-type="string" calcext:value-type="string">
            <text:p>Sum of <text:s/>2,013 </text:p>
          </table:table-cell>
          <table:table-cell table:style-name="ce14" office:value-type="string" calcext:value-type="string">
            <text:p>Sum of <text:s/>2,014 </text:p>
          </table:table-cell>
          <table:table-cell table:style-name="ce20" office:value-type="string" calcext:value-type="string">
            <text:p>Sum of <text:s/>2,015 </text:p>
          </table:table-cell>
        </table:table-row>
        <table:table-row table:style-name="ro1">
          <table:table-cell table:style-name="ce3"/>
          <table:table-cell table:style-name="ce9" office:value-type="float" office:value="254849990.163043" calcext:value-type="float">
            <text:p><text:s/>25,48,49,990 </text:p>
          </table:table-cell>
          <table:table-cell table:style-name="ce15" office:value-type="float" office:value="261860246.878145" calcext:value-type="float">
            <text:p><text:s/>26,18,60,247 </text:p>
          </table:table-cell>
          <table:table-cell table:style-name="ce15" office:value-type="float" office:value="267424695.338439" calcext:value-type="float">
            <text:p><text:s/>26,74,24,695 </text:p>
          </table:table-cell>
          <table:table-cell table:style-name="ce15" office:value-type="float" office:value="267297301.728806" calcext:value-type="float">
            <text:p><text:s/>26,72,97,302 </text:p>
          </table:table-cell>
          <table:table-cell table:style-name="ce15" office:value-type="float" office:value="264355135.794017" calcext:value-type="float">
            <text:p><text:s/>26,43,55,136 </text:p>
          </table:table-cell>
          <table:table-cell table:style-name="ce15" office:value-type="float" office:value="266277598.843326" calcext:value-type="float">
            <text:p><text:s/>26,62,77,599 </text:p>
          </table:table-cell>
          <table:table-cell table:style-name="ce15" office:value-type="float" office:value="270056965.932691" calcext:value-type="float">
            <text:p><text:s/>27,00,56,966 </text:p>
          </table:table-cell>
          <table:table-cell table:style-name="ce15" office:value-type="float" office:value="291735641.230462" calcext:value-type="float">
            <text:p><text:s/>29,17,35,641 </text:p>
          </table:table-cell>
          <table:table-cell table:style-name="ce15" office:value-type="float" office:value="292002986.380671" calcext:value-type="float">
            <text:p><text:s/>29,20,02,986 </text:p>
          </table:table-cell>
          <table:table-cell table:style-name="ce15" office:value-type="float" office:value="240837080.461202" calcext:value-type="float">
            <text:p><text:s/>24,08,37,080 </text:p>
          </table:table-cell>
          <table:table-cell table:style-name="ce21" office:value-type="float" office:value="243121675.601816" calcext:value-type="float">
            <text:p><text:s/>24,31,21,676 </text:p>
          </table:table-cell>
        </table:table-row>
        <table:table-row table:style-name="ro1">
          <table:table-cell office:value-type="string" calcext:value-type="string">
            <text:p>Andaman and Nicobar Island</text:p>
          </table:table-cell>
          <table:table-cell office:value-type="float" office:value="-7107651.62896268" calcext:value-type="float">
            <text:p><text:s/>-71,07,652 </text:p>
          </table:table-cell>
          <table:table-cell office:value-type="float" office:value="-7107411.93740899" calcext:value-type="float">
            <text:p><text:s/>-71,07,412 </text:p>
          </table:table-cell>
          <table:table-cell office:value-type="float" office:value="-7104640.56588815" calcext:value-type="float">
            <text:p><text:s/>-71,04,641 </text:p>
          </table:table-cell>
          <table:table-cell office:value-type="float" office:value="-7108614.9709599" calcext:value-type="float">
            <text:p><text:s/>-71,08,615 </text:p>
          </table:table-cell>
          <table:table-cell office:value-type="float" office:value="-7112226.4695727" calcext:value-type="float">
            <text:p><text:s/>-71,12,226 </text:p>
          </table:table-cell>
          <table:table-cell office:value-type="float" office:value="-7114088.56078509" calcext:value-type="float">
            <text:p><text:s/>-71,14,089 </text:p>
          </table:table-cell>
          <table:table-cell office:value-type="float" office:value="-7127289.35527803" calcext:value-type="float">
            <text:p><text:s/>-71,27,289 </text:p>
          </table:table-cell>
          <table:table-cell office:value-type="float" office:value="-1170627.60868829" calcext:value-type="float">
            <text:p><text:s/>-11,70,628 </text:p>
          </table:table-cell>
          <table:table-cell office:value-type="float" office:value="-1170826.95571703" calcext:value-type="float">
            <text:p><text:s/>-11,70,827 </text:p>
          </table:table-cell>
          <table:table-cell office:value-type="float" office:value="357447.321068601" calcext:value-type="float">
            <text:p><text:s/>3,57,447 </text:p>
          </table:table-cell>
          <table:table-cell office:value-type="float" office:value="360883.314769871" calcext:value-type="float">
            <text:p><text:s/>3,60,883 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349368.338792" calcext:value-type="float">
            <text:p><text:s/>53,49,368 </text:p>
          </table:table-cell>
          <table:table-cell office:value-type="float" office:value="5840132.13339744" calcext:value-type="float">
            <text:p><text:s/>58,40,132 </text:p>
          </table:table-cell>
          <table:table-cell office:value-type="float" office:value="6134967.58510212" calcext:value-type="float">
            <text:p><text:s/>61,34,968 </text:p>
          </table:table-cell>
          <table:table-cell office:value-type="float" office:value="6421582.28570396" calcext:value-type="float">
            <text:p><text:s/>64,21,582 </text:p>
          </table:table-cell>
          <table:table-cell office:value-type="float" office:value="5465307.99137474" calcext:value-type="float">
            <text:p><text:s/>54,65,308 </text:p>
          </table:table-cell>
          <table:table-cell office:value-type="float" office:value="6545299.02016391" calcext:value-type="float">
            <text:p><text:s/>65,45,299 </text:p>
          </table:table-cell>
          <table:table-cell office:value-type="float" office:value="6226575.37307369" calcext:value-type="float">
            <text:p><text:s/>62,26,575 </text:p>
          </table:table-cell>
          <table:table-cell office:value-type="float" office:value="-8246162.86214838" calcext:value-type="float">
            <text:p><text:s/>-82,46,163 </text:p>
          </table:table-cell>
          <table:table-cell office:value-type="float" office:value="-9633134.78322307" calcext:value-type="float">
            <text:p><text:s/>-96,33,135 </text:p>
          </table:table-cell>
          <table:table-cell office:value-type="float" office:value="-18957880.2270065" calcext:value-type="float">
            <text:p><text:s/>-1,89,57,880 </text:p>
          </table:table-cell>
          <table:table-cell office:value-type="float" office:value="-19720071.0134076" calcext:value-type="float">
            <text:p><text:s/>-1,97,20,071 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-20644189.4406247" calcext:value-type="float">
            <text:p><text:s/>-2,06,44,189 </text:p>
          </table:table-cell>
          <table:table-cell office:value-type="float" office:value="-20656572.1851409" calcext:value-type="float">
            <text:p><text:s/>-2,06,56,572 </text:p>
          </table:table-cell>
          <table:table-cell office:value-type="float" office:value="-20660322.1261602" calcext:value-type="float">
            <text:p><text:s/>-2,06,60,322 </text:p>
          </table:table-cell>
          <table:table-cell office:value-type="float" office:value="-20949499.3779025" calcext:value-type="float">
            <text:p><text:s/>-2,09,49,499 </text:p>
          </table:table-cell>
          <table:table-cell office:value-type="float" office:value="-20942183.0568575" calcext:value-type="float">
            <text:p><text:s/>-2,09,42,183 </text:p>
          </table:table-cell>
          <table:table-cell office:value-type="float" office:value="-20916279.2149173" calcext:value-type="float">
            <text:p><text:s/>-2,09,16,279 </text:p>
          </table:table-cell>
          <table:table-cell office:value-type="float" office:value="-20749263.4014929" calcext:value-type="float">
            <text:p><text:s/>-2,07,49,263 </text:p>
          </table:table-cell>
          <table:table-cell office:value-type="float" office:value="5465542.89520231" calcext:value-type="float">
            <text:p><text:s/>54,65,543 </text:p>
          </table:table-cell>
          <table:table-cell office:value-type="float" office:value="5488287.60058928" calcext:value-type="float">
            <text:p><text:s/>54,88,288 </text:p>
          </table:table-cell>
          <table:table-cell office:value-type="float" office:value="6422345.57609501" calcext:value-type="float">
            <text:p><text:s/>64,22,346 </text:p>
          </table:table-cell>
          <table:table-cell office:value-type="float" office:value="6276675.15396809" calcext:value-type="float">
            <text:p><text:s/>62,76,675 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8954853.81437678" calcext:value-type="float">
            <text:p><text:s/>89,54,854 </text:p>
          </table:table-cell>
          <table:table-cell office:value-type="float" office:value="8839865.26771199" calcext:value-type="float">
            <text:p><text:s/>88,39,865 </text:p>
          </table:table-cell>
          <table:table-cell office:value-type="float" office:value="9244546.18430712" calcext:value-type="float">
            <text:p><text:s/>92,44,546 </text:p>
          </table:table-cell>
          <table:table-cell office:value-type="float" office:value="9618368.61733569" calcext:value-type="float">
            <text:p><text:s/>96,18,369 </text:p>
          </table:table-cell>
          <table:table-cell office:value-type="float" office:value="9796008.38970909" calcext:value-type="float">
            <text:p><text:s/>97,96,008 </text:p>
          </table:table-cell>
          <table:table-cell office:value-type="float" office:value="10025273.5385619" calcext:value-type="float">
            <text:p><text:s/>1,00,25,274 </text:p>
          </table:table-cell>
          <table:table-cell office:value-type="float" office:value="10077996.8243141" calcext:value-type="float">
            <text:p><text:s/>1,00,77,997 </text:p>
          </table:table-cell>
          <table:table-cell office:value-type="float" office:value="13922677.7600899" calcext:value-type="float">
            <text:p><text:s/>1,39,22,678 </text:p>
          </table:table-cell>
          <table:table-cell office:value-type="float" office:value="13836846.4410875" calcext:value-type="float">
            <text:p><text:s/>1,38,36,846 </text:p>
          </table:table-cell>
          <table:table-cell office:value-type="float" office:value="5814109.80764675" calcext:value-type="float">
            <text:p><text:s/>58,14,110 </text:p>
          </table:table-cell>
          <table:table-cell office:value-type="float" office:value="5912452.90491644" calcext:value-type="float">
            <text:p><text:s/>59,12,453 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4257086.4088225" calcext:value-type="float">
            <text:p><text:s/>2,42,57,086 </text:p>
          </table:table-cell>
          <table:table-cell office:value-type="float" office:value="25230120.7639907" calcext:value-type="float">
            <text:p><text:s/>2,52,30,121 </text:p>
          </table:table-cell>
          <table:table-cell office:value-type="float" office:value="25923100.9177948" calcext:value-type="float">
            <text:p><text:s/>2,59,23,101 </text:p>
          </table:table-cell>
          <table:table-cell office:value-type="float" office:value="25799498.7662371" calcext:value-type="float">
            <text:p><text:s/>2,57,99,499 </text:p>
          </table:table-cell>
          <table:table-cell office:value-type="float" office:value="25240403.5005901" calcext:value-type="float">
            <text:p><text:s/>2,52,40,404 </text:p>
          </table:table-cell>
          <table:table-cell office:value-type="float" office:value="24738476.6554985" calcext:value-type="float">
            <text:p><text:s/>2,47,38,477 </text:p>
          </table:table-cell>
          <table:table-cell office:value-type="float" office:value="25860476.8060526" calcext:value-type="float">
            <text:p><text:s/>2,58,60,477 </text:p>
          </table:table-cell>
          <table:table-cell office:value-type="float" office:value="26016310.8141675" calcext:value-type="float">
            <text:p><text:s/>2,60,16,311 </text:p>
          </table:table-cell>
          <table:table-cell office:value-type="float" office:value="25825600.6879309" calcext:value-type="float">
            <text:p><text:s/>2,58,25,601 </text:p>
          </table:table-cell>
          <table:table-cell office:value-type="float" office:value="25178530.2304425" calcext:value-type="float">
            <text:p><text:s/>2,51,78,530 </text:p>
          </table:table-cell>
          <table:table-cell office:value-type="float" office:value="26286763.1032087" calcext:value-type="float">
            <text:p><text:s/>2,62,86,763 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21460.560240463" calcext:value-type="float">
            <text:p><text:s/>21,461 </text:p>
          </table:table-cell>
          <table:table-cell office:value-type="float" office:value="20881.8451154631" calcext:value-type="float">
            <text:p><text:s/>20,882 </text:p>
          </table:table-cell>
          <table:table-cell office:value-type="float" office:value="20303.1299904631" calcext:value-type="float">
            <text:p><text:s/>20,303 </text:p>
          </table:table-cell>
          <table:table-cell office:value-type="float" office:value="19853.3453350764" calcext:value-type="float">
            <text:p><text:s/>19,853 </text:p>
          </table:table-cell>
          <table:table-cell office:value-type="float" office:value="19366.7113880764" calcext:value-type="float">
            <text:p><text:s/>19,367 </text:p>
          </table:table-cell>
          <table:table-cell office:value-type="float" office:value="18880.0774410764" calcext:value-type="float">
            <text:p><text:s/>18,880 </text:p>
          </table:table-cell>
          <table:table-cell office:value-type="float" office:value="18381.7442841517" calcext:value-type="float">
            <text:p><text:s/>18,382 </text:p>
          </table:table-cell>
          <table:table-cell office:value-type="float" office:value="-55617.4810914197" calcext:value-type="float">
            <text:p><text:s/>-55,617 </text:p>
          </table:table-cell>
          <table:table-cell office:value-type="float" office:value="-55739.7223904064" calcext:value-type="float">
            <text:p><text:s/>-55,740 </text:p>
          </table:table-cell>
          <table:table-cell office:value-type="float" office:value="20778.4172680595" calcext:value-type="float">
            <text:p><text:s/>20,778 </text:p>
          </table:table-cell>
          <table:table-cell office:value-type="float" office:value="20955.4741415597" calcext:value-type="float">
            <text:p><text:s/>20,955 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9922472.91110952" calcext:value-type="float">
            <text:p><text:s/>99,22,473 </text:p>
          </table:table-cell>
          <table:table-cell office:value-type="float" office:value="10056242.5951252" calcext:value-type="float">
            <text:p><text:s/>1,00,56,243 </text:p>
          </table:table-cell>
          <table:table-cell office:value-type="float" office:value="10186728.0585537" calcext:value-type="float">
            <text:p><text:s/>1,01,86,728 </text:p>
          </table:table-cell>
          <table:table-cell office:value-type="float" office:value="10106706.3735764" calcext:value-type="float">
            <text:p><text:s/>1,01,06,706 </text:p>
          </table:table-cell>
          <table:table-cell office:value-type="float" office:value="10135301.5404048" calcext:value-type="float">
            <text:p><text:s/>1,01,35,302 </text:p>
          </table:table-cell>
          <table:table-cell office:value-type="float" office:value="10200396.9826343" calcext:value-type="float">
            <text:p><text:s/>1,02,00,397 </text:p>
          </table:table-cell>
          <table:table-cell office:value-type="float" office:value="9955844.40543572" calcext:value-type="float">
            <text:p><text:s/>99,55,844 </text:p>
          </table:table-cell>
          <table:table-cell office:value-type="float" office:value="15796543.4864227" calcext:value-type="float">
            <text:p><text:s/>1,57,96,543 </text:p>
          </table:table-cell>
          <table:table-cell office:value-type="float" office:value="15817335.7197222" calcext:value-type="float">
            <text:p><text:s/>1,58,17,336 </text:p>
          </table:table-cell>
          <table:table-cell office:value-type="float" office:value="15000321.4059226" calcext:value-type="float">
            <text:p><text:s/>1,50,00,321 </text:p>
          </table:table-cell>
          <table:table-cell office:value-type="float" office:value="14911713.3475349" calcext:value-type="float">
            <text:p><text:s/>1,49,11,713 </text:p>
          </table:table-cell>
        </table:table-row>
        <table:table-row table:style-name="ro1">
          <table:table-cell office:value-type="string" calcext:value-type="string">
            <text:p>Dadra and Nagar Haveli</text:p>
          </table:table-cell>
          <table:table-cell office:value-type="float" office:value="122365.624391625" calcext:value-type="float">
            <text:p><text:s/>1,22,366 </text:p>
          </table:table-cell>
          <table:table-cell office:value-type="float" office:value="127891.700875466" calcext:value-type="float">
            <text:p><text:s/>1,27,892 </text:p>
          </table:table-cell>
          <table:table-cell office:value-type="float" office:value="131557.31737373" calcext:value-type="float">
            <text:p><text:s/>1,31,557 </text:p>
          </table:table-cell>
          <table:table-cell office:value-type="float" office:value="126742.372928511" calcext:value-type="float">
            <text:p><text:s/>1,26,742 </text:p>
          </table:table-cell>
          <table:table-cell office:value-type="float" office:value="120425.71855325" calcext:value-type="float">
            <text:p><text:s/>1,20,426 </text:p>
          </table:table-cell>
          <table:table-cell office:value-type="float" office:value="116469.085820713" calcext:value-type="float">
            <text:p><text:s/>1,16,469 </text:p>
          </table:table-cell>
          <table:table-cell office:value-type="float" office:value="116760.278599727" calcext:value-type="float">
            <text:p><text:s/>1,16,760 </text:p>
          </table:table-cell>
          <table:table-cell office:value-type="float" office:value="140473.852964575" calcext:value-type="float">
            <text:p><text:s/>1,40,474 </text:p>
          </table:table-cell>
          <table:table-cell office:value-type="float" office:value="137150.885333413" calcext:value-type="float">
            <text:p><text:s/>1,37,151 </text:p>
          </table:table-cell>
          <table:table-cell office:value-type="float" office:value="34824.0576622953" calcext:value-type="float">
            <text:p><text:s/>34,824 </text:p>
          </table:table-cell>
          <table:table-cell office:value-type="float" office:value="34554.5275034213" calcext:value-type="float">
            <text:p><text:s/>34,555 </text:p>
          </table:table-cell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-4174.62139048326" calcext:value-type="float">
            <text:p><text:s/>-4,175 </text:p>
          </table:table-cell>
          <table:table-cell office:value-type="float" office:value="-3998.14061394723" calcext:value-type="float">
            <text:p><text:s/>-3,998 </text:p>
          </table:table-cell>
          <table:table-cell office:value-type="float" office:value="-3805.44732329036" calcext:value-type="float">
            <text:p><text:s/>-3,805 </text:p>
          </table:table-cell>
          <table:table-cell office:value-type="float" office:value="-4135.55752148154" calcext:value-type="float">
            <text:p><text:s/>-4,136 </text:p>
          </table:table-cell>
          <table:table-cell office:value-type="float" office:value="-4446.07957731011" calcext:value-type="float">
            <text:p><text:s/>-4,446 </text:p>
          </table:table-cell>
          <table:table-cell office:value-type="float" office:value="-4444.13985171011" calcext:value-type="float">
            <text:p><text:s/>-4,444 </text:p>
          </table:table-cell>
          <table:table-cell office:value-type="float" office:value="-5540.43399866585" calcext:value-type="float">
            <text:p><text:s/>-5,540 </text:p>
          </table:table-cell>
          <table:table-cell office:value-type="float" office:value="-81180.6218717325" calcext:value-type="float">
            <text:p><text:s/>-81,181 </text:p>
          </table:table-cell>
          <table:table-cell office:value-type="float" office:value="-81356.6694745665" calcext:value-type="float">
            <text:p><text:s/>-81,357 </text:p>
          </table:table-cell>
          <table:table-cell office:value-type="float" office:value="-2991.54227875496" calcext:value-type="float">
            <text:p><text:s/>-2,992 </text:p>
          </table:table-cell>
          <table:table-cell office:value-type="float" office:value="-2588.80465534696" calcext:value-type="float">
            <text:p><text:s/>-2,589 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234590.214198637" calcext:value-type="float">
            <text:p><text:s/>2,34,590 </text:p>
          </table:table-cell>
          <table:table-cell office:value-type="float" office:value="247816.416583704" calcext:value-type="float">
            <text:p><text:s/>2,47,816 </text:p>
          </table:table-cell>
          <table:table-cell office:value-type="float" office:value="261332.404839854" calcext:value-type="float">
            <text:p><text:s/>2,61,332 </text:p>
          </table:table-cell>
          <table:table-cell office:value-type="float" office:value="243987.919065161" calcext:value-type="float">
            <text:p><text:s/>2,43,988 </text:p>
          </table:table-cell>
          <table:table-cell office:value-type="float" office:value="228546.262675775" calcext:value-type="float">
            <text:p><text:s/>2,28,546 </text:p>
          </table:table-cell>
          <table:table-cell office:value-type="float" office:value="207748.327757995" calcext:value-type="float">
            <text:p><text:s/>2,07,748 </text:p>
          </table:table-cell>
          <table:table-cell office:value-type="float" office:value="188254.998959947" calcext:value-type="float">
            <text:p><text:s/>1,88,255 </text:p>
          </table:table-cell>
          <table:table-cell office:value-type="float" office:value="125464.866961044" calcext:value-type="float">
            <text:p><text:s/>1,25,465 </text:p>
          </table:table-cell>
          <table:table-cell office:value-type="float" office:value="123696.408001553" calcext:value-type="float">
            <text:p><text:s/>1,23,696 </text:p>
          </table:table-cell>
          <table:table-cell office:value-type="float" office:value="181005.115356949" calcext:value-type="float">
            <text:p><text:s/>1,81,005 </text:p>
          </table:table-cell>
          <table:table-cell office:value-type="float" office:value="177744.96578544" calcext:value-type="float">
            <text:p><text:s/>1,77,745 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-1012290.20805169" calcext:value-type="float">
            <text:p><text:s/>-10,12,290 </text:p>
          </table:table-cell>
          <table:table-cell office:value-type="float" office:value="-1013426.7151673" calcext:value-type="float">
            <text:p><text:s/>-10,13,427 </text:p>
          </table:table-cell>
          <table:table-cell office:value-type="float" office:value="-1016032.29929601" calcext:value-type="float">
            <text:p><text:s/>-10,16,032 </text:p>
          </table:table-cell>
          <table:table-cell office:value-type="float" office:value="-1020215.97990287" calcext:value-type="float">
            <text:p><text:s/>-10,20,216 </text:p>
          </table:table-cell>
          <table:table-cell office:value-type="float" office:value="-1026779.17239704" calcext:value-type="float">
            <text:p><text:s/>-10,26,779 </text:p>
          </table:table-cell>
          <table:table-cell office:value-type="float" office:value="-1030693.88797126" calcext:value-type="float">
            <text:p><text:s/>-10,30,694 </text:p>
          </table:table-cell>
          <table:table-cell office:value-type="float" office:value="-1030687.95495587" calcext:value-type="float">
            <text:p><text:s/>-10,30,688 </text:p>
          </table:table-cell>
          <table:table-cell office:value-type="float" office:value="265458.436785539" calcext:value-type="float">
            <text:p><text:s/>2,65,458 </text:p>
          </table:table-cell>
          <table:table-cell office:value-type="float" office:value="260428.393524353" calcext:value-type="float">
            <text:p><text:s/>2,60,428 </text:p>
          </table:table-cell>
          <table:table-cell office:value-type="float" office:value="-182044.107390587" calcext:value-type="float">
            <text:p><text:s/>-1,82,044 </text:p>
          </table:table-cell>
          <table:table-cell office:value-type="float" office:value="-176277.680487797" calcext:value-type="float">
            <text:p><text:s/>-1,76,278 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9046248.7001213" calcext:value-type="float">
            <text:p><text:s/>1,90,46,249 </text:p>
          </table:table-cell>
          <table:table-cell office:value-type="float" office:value="19446127.5537903" calcext:value-type="float">
            <text:p><text:s/>1,94,46,128 </text:p>
          </table:table-cell>
          <table:table-cell office:value-type="float" office:value="19879384.0858368" calcext:value-type="float">
            <text:p><text:s/>1,98,79,384 </text:p>
          </table:table-cell>
          <table:table-cell office:value-type="float" office:value="20512086.0809532" calcext:value-type="float">
            <text:p><text:s/>2,05,12,086 </text:p>
          </table:table-cell>
          <table:table-cell office:value-type="float" office:value="20919495.6520683" calcext:value-type="float">
            <text:p><text:s/>2,09,19,496 </text:p>
          </table:table-cell>
          <table:table-cell office:value-type="float" office:value="21906733.4443788" calcext:value-type="float">
            <text:p><text:s/>2,19,06,733 </text:p>
          </table:table-cell>
          <table:table-cell office:value-type="float" office:value="22501425.6527976" calcext:value-type="float">
            <text:p><text:s/>2,25,01,426 </text:p>
          </table:table-cell>
          <table:table-cell office:value-type="float" office:value="20233811.3506322" calcext:value-type="float">
            <text:p><text:s/>2,02,33,811 </text:p>
          </table:table-cell>
          <table:table-cell office:value-type="float" office:value="21052766.7236025" calcext:value-type="float">
            <text:p><text:s/>2,10,52,767 </text:p>
          </table:table-cell>
          <table:table-cell office:value-type="float" office:value="22039475.6516087" calcext:value-type="float">
            <text:p><text:s/>2,20,39,476 </text:p>
          </table:table-cell>
          <table:table-cell office:value-type="float" office:value="22395956.754105" calcext:value-type="float">
            <text:p><text:s/>2,23,95,957 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0557367.0009965" calcext:value-type="float">
            <text:p><text:s/>1,05,57,367 </text:p>
          </table:table-cell>
          <table:table-cell office:value-type="float" office:value="10587758.692425" calcext:value-type="float">
            <text:p><text:s/>1,05,87,759 </text:p>
          </table:table-cell>
          <table:table-cell office:value-type="float" office:value="10636984.2214917" calcext:value-type="float">
            <text:p><text:s/>1,06,36,984 </text:p>
          </table:table-cell>
          <table:table-cell office:value-type="float" office:value="10803735.6371059" calcext:value-type="float">
            <text:p><text:s/>1,08,03,736 </text:p>
          </table:table-cell>
          <table:table-cell office:value-type="float" office:value="10923142.575712" calcext:value-type="float">
            <text:p><text:s/>1,09,23,143 </text:p>
          </table:table-cell>
          <table:table-cell office:value-type="float" office:value="11046725.1504779" calcext:value-type="float">
            <text:p><text:s/>1,10,46,725 </text:p>
          </table:table-cell>
          <table:table-cell office:value-type="float" office:value="11249118.6389334" calcext:value-type="float">
            <text:p><text:s/>1,12,49,119 </text:p>
          </table:table-cell>
          <table:table-cell office:value-type="float" office:value="11136186.1015453" calcext:value-type="float">
            <text:p><text:s/>1,11,36,186 </text:p>
          </table:table-cell>
          <table:table-cell office:value-type="float" office:value="11089864.3986028" calcext:value-type="float">
            <text:p><text:s/>1,10,89,864 </text:p>
          </table:table-cell>
          <table:table-cell office:value-type="float" office:value="11076420.0376577" calcext:value-type="float">
            <text:p><text:s/>1,10,76,420 </text:p>
          </table:table-cell>
          <table:table-cell office:value-type="float" office:value="11358866.5302442" calcext:value-type="float">
            <text:p><text:s/>1,13,58,867 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-599465.310883146" calcext:value-type="float">
            <text:p><text:s/>-5,99,465 </text:p>
          </table:table-cell>
          <table:table-cell office:value-type="float" office:value="-597062.309595953" calcext:value-type="float">
            <text:p><text:s/>-5,97,062 </text:p>
          </table:table-cell>
          <table:table-cell office:value-type="float" office:value="-592285.333496024" calcext:value-type="float">
            <text:p><text:s/>-5,92,285 </text:p>
          </table:table-cell>
          <table:table-cell office:value-type="float" office:value="-652615.361391786" calcext:value-type="float">
            <text:p><text:s/>-6,52,615 </text:p>
          </table:table-cell>
          <table:table-cell office:value-type="float" office:value="-693397.523282613" calcext:value-type="float">
            <text:p><text:s/>-6,93,398 </text:p>
          </table:table-cell>
          <table:table-cell office:value-type="float" office:value="-716938.879304714" calcext:value-type="float">
            <text:p><text:s/>-7,16,939 </text:p>
          </table:table-cell>
          <table:table-cell office:value-type="float" office:value="-594155.860202093" calcext:value-type="float">
            <text:p><text:s/>-5,94,156 </text:p>
          </table:table-cell>
          <table:table-cell office:value-type="float" office:value="2198545.7727384" calcext:value-type="float">
            <text:p><text:s/>21,98,546 </text:p>
          </table:table-cell>
          <table:table-cell office:value-type="float" office:value="2184813.18357164" calcext:value-type="float">
            <text:p><text:s/>21,84,813 </text:p>
          </table:table-cell>
          <table:table-cell office:value-type="float" office:value="-5697805.03564395" calcext:value-type="float">
            <text:p><text:s/>-56,97,805 </text:p>
          </table:table-cell>
          <table:table-cell office:value-type="float" office:value="-5698909.49797381" calcext:value-type="float">
            <text:p><text:s/>-56,98,909 </text:p>
          </table:table-cell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-187866.591739318" calcext:value-type="float">
            <text:p><text:s/>-1,87,867 </text:p>
          </table:table-cell>
          <table:table-cell office:value-type="float" office:value="-101787.48976742" calcext:value-type="float">
            <text:p><text:s/>-1,01,787 </text:p>
          </table:table-cell>
          <table:table-cell office:value-type="float" office:value="-16400.1403853866" calcext:value-type="float">
            <text:p><text:s/>-16,400 </text:p>
          </table:table-cell>
          <table:table-cell office:value-type="float" office:value="-332327.259080198" calcext:value-type="float">
            <text:p><text:s/>-3,32,327 </text:p>
          </table:table-cell>
          <table:table-cell office:value-type="float" office:value="-468986.627356917" calcext:value-type="float">
            <text:p><text:s/>-4,68,987 </text:p>
          </table:table-cell>
          <table:table-cell office:value-type="float" office:value="-623143.246656245" calcext:value-type="float">
            <text:p><text:s/>-6,23,143 </text:p>
          </table:table-cell>
          <table:table-cell office:value-type="float" office:value="-612239.587719019" calcext:value-type="float">
            <text:p><text:s/>-6,12,240 </text:p>
          </table:table-cell>
          <table:table-cell office:value-type="float" office:value="-5408380.03216376" calcext:value-type="float">
            <text:p><text:s/>-54,08,380 </text:p>
          </table:table-cell>
          <table:table-cell office:value-type="float" office:value="-5543502.15009371" calcext:value-type="float">
            <text:p><text:s/>-55,43,502 </text:p>
          </table:table-cell>
          <table:table-cell office:value-type="float" office:value="-1389588.6644252" calcext:value-type="float">
            <text:p><text:s/>-13,89,589 </text:p>
          </table:table-cell>
          <table:table-cell office:value-type="float" office:value="-1465366.10162406" calcext:value-type="float">
            <text:p><text:s/>-14,65,366 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6547172.97621558" calcext:value-type="float">
            <text:p><text:s/>65,47,173 </text:p>
          </table:table-cell>
          <table:table-cell office:value-type="float" office:value="6925365.32368334" calcext:value-type="float">
            <text:p><text:s/>69,25,365 </text:p>
          </table:table-cell>
          <table:table-cell office:value-type="float" office:value="7196641.71665649" calcext:value-type="float">
            <text:p><text:s/>71,96,642 </text:p>
          </table:table-cell>
          <table:table-cell office:value-type="float" office:value="7089296.88088291" calcext:value-type="float">
            <text:p><text:s/>70,89,297 </text:p>
          </table:table-cell>
          <table:table-cell office:value-type="float" office:value="6681458.98380179" calcext:value-type="float">
            <text:p><text:s/>66,81,459 </text:p>
          </table:table-cell>
          <table:table-cell office:value-type="float" office:value="6260034.25179864" calcext:value-type="float">
            <text:p><text:s/>62,60,034 </text:p>
          </table:table-cell>
          <table:table-cell office:value-type="float" office:value="6535933.35921462" calcext:value-type="float">
            <text:p><text:s/>65,35,933 </text:p>
          </table:table-cell>
          <table:table-cell office:value-type="float" office:value="9478273.94559342" calcext:value-type="float">
            <text:p><text:s/>94,78,274 </text:p>
          </table:table-cell>
          <table:table-cell office:value-type="float" office:value="9432984.48534028" calcext:value-type="float">
            <text:p><text:s/>94,32,984 </text:p>
          </table:table-cell>
          <table:table-cell office:value-type="float" office:value="9677844.97327268" calcext:value-type="float">
            <text:p><text:s/>96,77,845 </text:p>
          </table:table-cell>
          <table:table-cell office:value-type="float" office:value="10574782.5219568" calcext:value-type="float">
            <text:p><text:s/>1,05,74,783 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1944180.2296024" calcext:value-type="float">
            <text:p><text:s/>1,19,44,180 </text:p>
          </table:table-cell>
          <table:table-cell office:value-type="float" office:value="12331329.9139393" calcext:value-type="float">
            <text:p><text:s/>1,23,31,330 </text:p>
          </table:table-cell>
          <table:table-cell office:value-type="float" office:value="12721612.3671617" calcext:value-type="float">
            <text:p><text:s/>1,27,21,612 </text:p>
          </table:table-cell>
          <table:table-cell office:value-type="float" office:value="12784802.6313918" calcext:value-type="float">
            <text:p><text:s/>1,27,84,803 </text:p>
          </table:table-cell>
          <table:table-cell office:value-type="float" office:value="12812709.8516743" calcext:value-type="float">
            <text:p><text:s/>1,28,12,710 </text:p>
          </table:table-cell>
          <table:table-cell office:value-type="float" office:value="12851590.3570846" calcext:value-type="float">
            <text:p><text:s/>1,28,51,590 </text:p>
          </table:table-cell>
          <table:table-cell office:value-type="float" office:value="12871791.2491333" calcext:value-type="float">
            <text:p><text:s/>1,28,71,791 </text:p>
          </table:table-cell>
          <table:table-cell office:value-type="float" office:value="7487182.1077996" calcext:value-type="float">
            <text:p><text:s/>74,87,182 </text:p>
          </table:table-cell>
          <table:table-cell office:value-type="float" office:value="7225068.29892899" calcext:value-type="float">
            <text:p><text:s/>72,25,068 </text:p>
          </table:table-cell>
          <table:table-cell office:value-type="float" office:value="-10895747.8416231" calcext:value-type="float">
            <text:p><text:s/>-1,08,95,748 </text:p>
          </table:table-cell>
          <table:table-cell office:value-type="float" office:value="-11279814.9075696" calcext:value-type="float">
            <text:p><text:s/>-1,12,79,815 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-1340679.76474418" calcext:value-type="float">
            <text:p><text:s/>-13,40,680 </text:p>
          </table:table-cell>
          <table:table-cell office:value-type="float" office:value="-1416465.80052326" calcext:value-type="float">
            <text:p><text:s/>-14,16,466 </text:p>
          </table:table-cell>
          <table:table-cell office:value-type="float" office:value="-1524160.7208048" calcext:value-type="float">
            <text:p><text:s/>-15,24,161 </text:p>
          </table:table-cell>
          <table:table-cell office:value-type="float" office:value="-1566298.39777103" calcext:value-type="float">
            <text:p><text:s/>-15,66,298 </text:p>
          </table:table-cell>
          <table:table-cell office:value-type="float" office:value="-1630004.59895286" calcext:value-type="float">
            <text:p><text:s/>-16,30,005 </text:p>
          </table:table-cell>
          <table:table-cell office:value-type="float" office:value="-1703057.94805033" calcext:value-type="float">
            <text:p><text:s/>-17,03,058 </text:p>
          </table:table-cell>
          <table:table-cell office:value-type="float" office:value="-1836835.96148054" calcext:value-type="float">
            <text:p><text:s/>-18,36,836 </text:p>
          </table:table-cell>
          <table:table-cell office:value-type="float" office:value="-30836878.2247461" calcext:value-type="float">
            <text:p><text:s/>-3,08,36,878 </text:p>
          </table:table-cell>
          <table:table-cell office:value-type="float" office:value="-30851959.9859002" calcext:value-type="float">
            <text:p><text:s/>-3,08,51,960 </text:p>
          </table:table-cell>
          <table:table-cell office:value-type="float" office:value="-23742772.4887567" calcext:value-type="float">
            <text:p><text:s/>-2,37,42,772 </text:p>
          </table:table-cell>
          <table:table-cell office:value-type="float" office:value="-23785130.9289378" calcext:value-type="float">
            <text:p><text:s/>-2,37,85,131 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5795.34913299566" calcext:value-type="float">
            <text:p><text:s/>5,795 </text:p>
          </table:table-cell>
          <table:table-cell office:value-type="float" office:value="7111.68178849566" calcext:value-type="float">
            <text:p><text:s/>7,112 </text:p>
          </table:table-cell>
          <table:table-cell office:value-type="float" office:value="8428.01444399566" calcext:value-type="float">
            <text:p><text:s/>8,428 </text:p>
          </table:table-cell>
          <table:table-cell office:value-type="float" office:value="7547.54150539566" calcext:value-type="float">
            <text:p><text:s/>7,548 </text:p>
          </table:table-cell>
          <table:table-cell office:value-type="float" office:value="6660.88101519566" calcext:value-type="float">
            <text:p><text:s/>6,661 </text:p>
          </table:table-cell>
          <table:table-cell office:value-type="float" office:value="5774.22052499566" calcext:value-type="float">
            <text:p><text:s/>5,774 </text:p>
          </table:table-cell>
          <table:table-cell office:value-type="float" office:value="5034.62446994553" calcext:value-type="float">
            <text:p><text:s/>5,035 </text:p>
          </table:table-cell>
          <table:table-cell office:value-type="float" office:value="7582.42588450745" calcext:value-type="float">
            <text:p><text:s/>7,582 </text:p>
          </table:table-cell>
          <table:table-cell office:value-type="float" office:value="8165.7897591399" calcext:value-type="float">
            <text:p><text:s/>8,166 </text:p>
          </table:table-cell>
          <table:table-cell office:value-type="float" office:value="9265.25288808356" calcext:value-type="float">
            <text:p><text:s/>9,265 </text:p>
          </table:table-cell>
          <table:table-cell office:value-type="float" office:value="12997.2608500951" calcext:value-type="float">
            <text:p><text:s/>12,997 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7028035.8290077" calcext:value-type="float">
            <text:p><text:s/>2,70,28,036 </text:p>
          </table:table-cell>
          <table:table-cell office:value-type="float" office:value="27833447.4876255" calcext:value-type="float">
            <text:p><text:s/>2,78,33,447 </text:p>
          </table:table-cell>
          <table:table-cell office:value-type="float" office:value="28605649.789042" calcext:value-type="float">
            <text:p><text:s/>2,86,05,650 </text:p>
          </table:table-cell>
          <table:table-cell office:value-type="float" office:value="27736439.6133899" calcext:value-type="float">
            <text:p><text:s/>2,77,36,440 </text:p>
          </table:table-cell>
          <table:table-cell office:value-type="float" office:value="27396867.6667805" calcext:value-type="float">
            <text:p><text:s/>2,73,96,868 </text:p>
          </table:table-cell>
          <table:table-cell office:value-type="float" office:value="26972922.4160868" calcext:value-type="float">
            <text:p><text:s/>2,69,72,922 </text:p>
          </table:table-cell>
          <table:table-cell office:value-type="float" office:value="27298039.0412874" calcext:value-type="float">
            <text:p><text:s/>2,72,98,039 </text:p>
          </table:table-cell>
          <table:table-cell office:value-type="float" office:value="27733158.0450152" calcext:value-type="float">
            <text:p><text:s/>2,77,33,158 </text:p>
          </table:table-cell>
          <table:table-cell office:value-type="float" office:value="27738363.3158874" calcext:value-type="float">
            <text:p><text:s/>2,77,38,363 </text:p>
          </table:table-cell>
          <table:table-cell office:value-type="float" office:value="26076643.9525525" calcext:value-type="float">
            <text:p><text:s/>2,60,76,644 </text:p>
          </table:table-cell>
          <table:table-cell office:value-type="float" office:value="26047778.7776034" calcext:value-type="float">
            <text:p><text:s/>2,60,47,779 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34403830.8731496" calcext:value-type="float">
            <text:p><text:s/>3,44,03,831 </text:p>
          </table:table-cell>
          <table:table-cell office:value-type="float" office:value="34515668.5614255" calcext:value-type="float">
            <text:p><text:s/>3,45,15,669 </text:p>
          </table:table-cell>
          <table:table-cell office:value-type="float" office:value="34767263.4183531" calcext:value-type="float">
            <text:p><text:s/>3,47,67,263 </text:p>
          </table:table-cell>
          <table:table-cell office:value-type="float" office:value="34576452.9380833" calcext:value-type="float">
            <text:p><text:s/>3,45,76,453 </text:p>
          </table:table-cell>
          <table:table-cell office:value-type="float" office:value="34631729.6948961" calcext:value-type="float">
            <text:p><text:s/>3,46,31,730 </text:p>
          </table:table-cell>
          <table:table-cell office:value-type="float" office:value="35032400.6083097" calcext:value-type="float">
            <text:p><text:s/>3,50,32,401 </text:p>
          </table:table-cell>
          <table:table-cell office:value-type="float" office:value="34356241.2856604" calcext:value-type="float">
            <text:p><text:s/>3,43,56,241 </text:p>
          </table:table-cell>
          <table:table-cell office:value-type="float" office:value="22816253.8757193" calcext:value-type="float">
            <text:p><text:s/>2,28,16,254 </text:p>
          </table:table-cell>
          <table:table-cell office:value-type="float" office:value="23054642.3209145" calcext:value-type="float">
            <text:p><text:s/>2,30,54,642 </text:p>
          </table:table-cell>
          <table:table-cell office:value-type="float" office:value="24465678.3544859" calcext:value-type="float">
            <text:p><text:s/>2,44,65,678 </text:p>
          </table:table-cell>
          <table:table-cell office:value-type="float" office:value="24015144.1686191" calcext:value-type="float">
            <text:p><text:s/>2,40,15,144 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-607436.391922902" calcext:value-type="float">
            <text:p><text:s/>-6,07,436 </text:p>
          </table:table-cell>
          <table:table-cell office:value-type="float" office:value="-633581.988501332" calcext:value-type="float">
            <text:p><text:s/>-6,33,582 </text:p>
          </table:table-cell>
          <table:table-cell office:value-type="float" office:value="-658470.677663611" calcext:value-type="float">
            <text:p><text:s/>-6,58,471 </text:p>
          </table:table-cell>
          <table:table-cell office:value-type="float" office:value="-654863.87780245" calcext:value-type="float">
            <text:p><text:s/>-6,54,864 </text:p>
          </table:table-cell>
          <table:table-cell office:value-type="float" office:value="-663373.449760535" calcext:value-type="float">
            <text:p><text:s/>-6,63,373 </text:p>
          </table:table-cell>
          <table:table-cell office:value-type="float" office:value="-628346.071713437" calcext:value-type="float">
            <text:p><text:s/>-6,28,346 </text:p>
          </table:table-cell>
          <table:table-cell office:value-type="float" office:value="-606432.610522851" calcext:value-type="float">
            <text:p><text:s/>-6,06,433 </text:p>
          </table:table-cell>
          <table:table-cell office:value-type="float" office:value="-469993.652421232" calcext:value-type="float">
            <text:p><text:s/>-4,69,994 </text:p>
          </table:table-cell>
          <table:table-cell office:value-type="float" office:value="-416409.765237581" calcext:value-type="float">
            <text:p><text:s/>-4,16,410 </text:p>
          </table:table-cell>
          <table:table-cell office:value-type="float" office:value="-2952485.74391999" calcext:value-type="float">
            <text:p><text:s/>-29,52,486 </text:p>
          </table:table-cell>
          <table:table-cell office:value-type="float" office:value="-2997653.65808793" calcext:value-type="float">
            <text:p><text:s/>-29,97,654 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-2292759.01580945" calcext:value-type="float">
            <text:p><text:s/>-22,92,759 </text:p>
          </table:table-cell>
          <table:table-cell office:value-type="float" office:value="-2276414.41743788" calcext:value-type="float">
            <text:p><text:s/>-22,76,414 </text:p>
          </table:table-cell>
          <table:table-cell office:value-type="float" office:value="-2249718.9604224" calcext:value-type="float">
            <text:p><text:s/>-22,49,719 </text:p>
          </table:table-cell>
          <table:table-cell office:value-type="float" office:value="-2275854.75513946" calcext:value-type="float">
            <text:p><text:s/>-22,75,855 </text:p>
          </table:table-cell>
          <table:table-cell office:value-type="float" office:value="-2277169.10104623" calcext:value-type="float">
            <text:p><text:s/>-22,77,169 </text:p>
          </table:table-cell>
          <table:table-cell office:value-type="float" office:value="-2272425.0035471" calcext:value-type="float">
            <text:p><text:s/>-22,72,425 </text:p>
          </table:table-cell>
          <table:table-cell office:value-type="float" office:value="-2253276.05337927" calcext:value-type="float">
            <text:p><text:s/>-22,53,276 </text:p>
          </table:table-cell>
          <table:table-cell office:value-type="float" office:value="1334604.66243739" calcext:value-type="float">
            <text:p><text:s/>13,34,605 </text:p>
          </table:table-cell>
          <table:table-cell office:value-type="float" office:value="1341855.89131463" calcext:value-type="float">
            <text:p><text:s/>13,41,856 </text:p>
          </table:table-cell>
          <table:table-cell office:value-type="float" office:value="2846335.53592921" calcext:value-type="float">
            <text:p><text:s/>28,46,336 </text:p>
          </table:table-cell>
          <table:table-cell office:value-type="float" office:value="2862135.41339332" calcext:value-type="float">
            <text:p><text:s/>28,62,135 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-756506.115174008" calcext:value-type="float">
            <text:p><text:s/>-7,56,506 </text:p>
          </table:table-cell>
          <table:table-cell office:value-type="float" office:value="-760770.980846439" calcext:value-type="float">
            <text:p><text:s/>-7,60,771 </text:p>
          </table:table-cell>
          <table:table-cell office:value-type="float" office:value="-755016.886763545" calcext:value-type="float">
            <text:p><text:s/>-7,55,017 </text:p>
          </table:table-cell>
          <table:table-cell office:value-type="float" office:value="-801379.260845385" calcext:value-type="float">
            <text:p><text:s/>-8,01,379 </text:p>
          </table:table-cell>
          <table:table-cell office:value-type="float" office:value="-814924.525500284" calcext:value-type="float">
            <text:p><text:s/>-8,14,925 </text:p>
          </table:table-cell>
          <table:table-cell office:value-type="float" office:value="-831944.32360707" calcext:value-type="float">
            <text:p><text:s/>-8,31,944 </text:p>
          </table:table-cell>
          <table:table-cell office:value-type="float" office:value="-849941.942911746" calcext:value-type="float">
            <text:p><text:s/>-8,49,942 </text:p>
          </table:table-cell>
          <table:table-cell office:value-type="float" office:value="3468357.44919726" calcext:value-type="float">
            <text:p><text:s/>34,68,357 </text:p>
          </table:table-cell>
          <table:table-cell office:value-type="float" office:value="3465774.63008763" calcext:value-type="float">
            <text:p><text:s/>34,65,775 </text:p>
          </table:table-cell>
          <table:table-cell office:value-type="float" office:value="5318516.24551458" calcext:value-type="float">
            <text:p><text:s/>53,18,516 </text:p>
          </table:table-cell>
          <table:table-cell office:value-type="float" office:value="5335667.40330173" calcext:value-type="float">
            <text:p><text:s/>53,35,667 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28161.788996036" calcext:value-type="float">
            <text:p><text:s/>2,28,162 </text:p>
          </table:table-cell>
          <table:table-cell office:value-type="float" office:value="248497.426441825" calcext:value-type="float">
            <text:p><text:s/>2,48,497 </text:p>
          </table:table-cell>
          <table:table-cell office:value-type="float" office:value="239098.369635209" calcext:value-type="float">
            <text:p><text:s/>2,39,098 </text:p>
          </table:table-cell>
          <table:table-cell office:value-type="float" office:value="242132.744933676" calcext:value-type="float">
            <text:p><text:s/>2,42,133 </text:p>
          </table:table-cell>
          <table:table-cell office:value-type="float" office:value="200513.878510521" calcext:value-type="float">
            <text:p><text:s/>2,00,514 </text:p>
          </table:table-cell>
          <table:table-cell office:value-type="float" office:value="178342.830839656" calcext:value-type="float">
            <text:p><text:s/>1,78,343 </text:p>
          </table:table-cell>
          <table:table-cell office:value-type="float" office:value="169075.994894286" calcext:value-type="float">
            <text:p><text:s/>1,69,076 </text:p>
          </table:table-cell>
          <table:table-cell office:value-type="float" office:value="2714321.27657073" calcext:value-type="float">
            <text:p><text:s/>27,14,321 </text:p>
          </table:table-cell>
          <table:table-cell office:value-type="float" office:value="2698877.86954408" calcext:value-type="float">
            <text:p><text:s/>26,98,878 </text:p>
          </table:table-cell>
          <table:table-cell office:value-type="float" office:value="9019311.0353053" calcext:value-type="float">
            <text:p><text:s/>90,19,311 </text:p>
          </table:table-cell>
          <table:table-cell office:value-type="float" office:value="8985103.37185434" calcext:value-type="float">
            <text:p><text:s/>89,85,103 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11545369.26508" calcext:value-type="float">
            <text:p><text:s/>1,15,45,369 </text:p>
          </table:table-cell>
          <table:table-cell office:value-type="float" office:value="11273374.228352" calcext:value-type="float">
            <text:p><text:s/>1,12,73,374 </text:p>
          </table:table-cell>
          <table:table-cell office:value-type="float" office:value="10795346.6559218" calcext:value-type="float">
            <text:p><text:s/>1,07,95,347 </text:p>
          </table:table-cell>
          <table:table-cell office:value-type="float" office:value="10177162.1588907" calcext:value-type="float">
            <text:p><text:s/>1,01,77,162 </text:p>
          </table:table-cell>
          <table:table-cell office:value-type="float" office:value="9950038.40017282" calcext:value-type="float">
            <text:p><text:s/>99,50,038 </text:p>
          </table:table-cell>
          <table:table-cell office:value-type="float" office:value="10217312.8148578" calcext:value-type="float">
            <text:p><text:s/>1,02,17,313 </text:p>
          </table:table-cell>
          <table:table-cell office:value-type="float" office:value="9726201.48474665" calcext:value-type="float">
            <text:p><text:s/>97,26,201 </text:p>
          </table:table-cell>
          <table:table-cell office:value-type="float" office:value="16825387.8142312" calcext:value-type="float">
            <text:p><text:s/>1,68,25,388 </text:p>
          </table:table-cell>
          <table:table-cell office:value-type="float" office:value="17026293.91248" calcext:value-type="float">
            <text:p><text:s/>1,70,26,294 </text:p>
          </table:table-cell>
          <table:table-cell office:value-type="float" office:value="4170758.37183914" calcext:value-type="float">
            <text:p><text:s/>41,70,758 </text:p>
          </table:table-cell>
          <table:table-cell office:value-type="float" office:value="3884877.05737053" calcext:value-type="float">
            <text:p><text:s/>38,84,877 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147381.521311296" calcext:value-type="float">
            <text:p><text:s/>1,47,382 </text:p>
          </table:table-cell>
          <table:table-cell office:value-type="float" office:value="141518.564490509" calcext:value-type="float">
            <text:p><text:s/>1,41,519 </text:p>
          </table:table-cell>
          <table:table-cell office:value-type="float" office:value="136929.621423474" calcext:value-type="float">
            <text:p><text:s/>1,36,930 </text:p>
          </table:table-cell>
          <table:table-cell office:value-type="float" office:value="122481.564540903" calcext:value-type="float">
            <text:p><text:s/>1,22,482 </text:p>
          </table:table-cell>
          <table:table-cell office:value-type="float" office:value="123661.386813597" calcext:value-type="float">
            <text:p><text:s/>1,23,661 </text:p>
          </table:table-cell>
          <table:table-cell office:value-type="float" office:value="121143.390536742" calcext:value-type="float">
            <text:p><text:s/>1,21,143 </text:p>
          </table:table-cell>
          <table:table-cell office:value-type="float" office:value="103602.102680426" calcext:value-type="float">
            <text:p><text:s/>1,03,602 </text:p>
          </table:table-cell>
          <table:table-cell office:value-type="float" office:value="8974.19836216444" calcext:value-type="float">
            <text:p><text:s/>8,974 </text:p>
          </table:table-cell>
          <table:table-cell office:value-type="float" office:value="5267.86693151822" calcext:value-type="float">
            <text:p><text:s/>5,268 </text:p>
          </table:table-cell>
          <table:table-cell office:value-type="float" office:value="150488.341176899" calcext:value-type="float">
            <text:p><text:s/>1,50,488 </text:p>
          </table:table-cell>
          <table:table-cell office:value-type="float" office:value="148355.868704383" calcext:value-type="float">
            <text:p><text:s/>1,48,356 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1814524.3844839" calcext:value-type="float">
            <text:p><text:s/>1,18,14,524 </text:p>
          </table:table-cell>
          <table:table-cell office:value-type="float" office:value="11641445.3977707" calcext:value-type="float">
            <text:p><text:s/>1,16,41,445 </text:p>
          </table:table-cell>
          <table:table-cell office:value-type="float" office:value="11512037.1734477" calcext:value-type="float">
            <text:p><text:s/>1,15,12,037 </text:p>
          </table:table-cell>
          <table:table-cell office:value-type="float" office:value="11710963.7528353" calcext:value-type="float">
            <text:p><text:s/>1,17,10,964 </text:p>
          </table:table-cell>
          <table:table-cell office:value-type="float" office:value="11904217.4880619" calcext:value-type="float">
            <text:p><text:s/>1,19,04,217 </text:p>
          </table:table-cell>
          <table:table-cell office:value-type="float" office:value="12127314.6888134" calcext:value-type="float">
            <text:p><text:s/>1,21,27,315 </text:p>
          </table:table-cell>
          <table:table-cell office:value-type="float" office:value="12289095.806262" calcext:value-type="float">
            <text:p><text:s/>1,22,89,096 </text:p>
          </table:table-cell>
          <table:table-cell office:value-type="float" office:value="12954709.3614871" calcext:value-type="float">
            <text:p><text:s/>1,29,54,709 </text:p>
          </table:table-cell>
          <table:table-cell office:value-type="float" office:value="12915609.8302006" calcext:value-type="float">
            <text:p><text:s/>1,29,15,610 </text:p>
          </table:table-cell>
          <table:table-cell office:value-type="float" office:value="11843499.6985226" calcext:value-type="float">
            <text:p><text:s/>1,18,43,500 </text:p>
          </table:table-cell>
          <table:table-cell office:value-type="float" office:value="12284218.1764636" calcext:value-type="float">
            <text:p><text:s/>1,22,84,218 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25016620.0689704" calcext:value-type="float">
            <text:p><text:s/>2,50,16,620 </text:p>
          </table:table-cell>
          <table:table-cell office:value-type="float" office:value="25466700.6212147" calcext:value-type="float">
            <text:p><text:s/>2,54,66,701 </text:p>
          </table:table-cell>
          <table:table-cell office:value-type="float" office:value="25917121.080891" calcext:value-type="float">
            <text:p><text:s/>2,59,17,121 </text:p>
          </table:table-cell>
          <table:table-cell office:value-type="float" office:value="25129672.304147" calcext:value-type="float">
            <text:p><text:s/>2,51,29,672 </text:p>
          </table:table-cell>
          <table:table-cell office:value-type="float" office:value="25483421.2098517" calcext:value-type="float">
            <text:p><text:s/>2,54,83,421 </text:p>
          </table:table-cell>
          <table:table-cell office:value-type="float" office:value="26198254.3357128" calcext:value-type="float">
            <text:p><text:s/>2,61,98,254 </text:p>
          </table:table-cell>
          <table:table-cell office:value-type="float" office:value="28208366.059128" calcext:value-type="float">
            <text:p><text:s/>2,82,08,366 </text:p>
          </table:table-cell>
          <table:table-cell office:value-type="float" office:value="26932065.4701484" calcext:value-type="float">
            <text:p><text:s/>2,69,32,065 </text:p>
          </table:table-cell>
          <table:table-cell office:value-type="float" office:value="27386208.7752072" calcext:value-type="float">
            <text:p><text:s/>2,73,86,209 </text:p>
          </table:table-cell>
          <table:table-cell office:value-type="float" office:value="23542598.2550598" calcext:value-type="float">
            <text:p><text:s/>2,35,42,598 </text:p>
          </table:table-cell>
          <table:table-cell office:value-type="float" office:value="24429751.0344222" calcext:value-type="float">
            <text:p><text:s/>2,44,29,751 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-4012060.68441143" calcext:value-type="float">
            <text:p><text:s/>-40,12,061 </text:p>
          </table:table-cell>
          <table:table-cell office:value-type="float" office:value="-4016366.74881579" calcext:value-type="float">
            <text:p><text:s/>-40,16,367 </text:p>
          </table:table-cell>
          <table:table-cell office:value-type="float" office:value="-4024709.00793469" calcext:value-type="float">
            <text:p><text:s/>-40,24,709 </text:p>
          </table:table-cell>
          <table:table-cell office:value-type="float" office:value="-3943219.81008444" calcext:value-type="float">
            <text:p><text:s/>-39,43,220 </text:p>
          </table:table-cell>
          <table:table-cell office:value-type="float" office:value="-3946270.50761844" calcext:value-type="float">
            <text:p><text:s/>-39,46,271 </text:p>
          </table:table-cell>
          <table:table-cell office:value-type="float" office:value="-3948092.00852489" calcext:value-type="float">
            <text:p><text:s/>-39,48,092 </text:p>
          </table:table-cell>
          <table:table-cell office:value-type="float" office:value="-3889430.7514322" calcext:value-type="float">
            <text:p><text:s/>-38,89,431 </text:p>
          </table:table-cell>
          <table:table-cell office:value-type="float" office:value="344710.362792329" calcext:value-type="float">
            <text:p><text:s/>3,44,710 </text:p>
          </table:table-cell>
          <table:table-cell office:value-type="float" office:value="353286.273175512" calcext:value-type="float">
            <text:p><text:s/>3,53,286 </text:p>
          </table:table-cell>
          <table:table-cell office:value-type="float" office:value="473349.144870066" calcext:value-type="float">
            <text:p><text:s/>4,73,349 </text:p>
          </table:table-cell>
          <table:table-cell office:value-type="float" office:value="499333.138796256" calcext:value-type="float">
            <text:p><text:s/>4,99,333 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8530673.5656426" calcext:value-type="float">
            <text:p><text:s/>1,85,30,674 </text:p>
          </table:table-cell>
          <table:table-cell office:value-type="float" office:value="19048397.8663988" calcext:value-type="float">
            <text:p><text:s/>1,90,48,398 </text:p>
          </table:table-cell>
          <table:table-cell office:value-type="float" office:value="19346679.6832003" calcext:value-type="float">
            <text:p><text:s/>1,93,46,680 </text:p>
          </table:table-cell>
          <table:table-cell office:value-type="float" office:value="19141333.9613909" calcext:value-type="float">
            <text:p><text:s/>1,91,41,334 </text:p>
          </table:table-cell>
          <table:table-cell office:value-type="float" office:value="18490819.7762561" calcext:value-type="float">
            <text:p><text:s/>1,84,90,820 </text:p>
          </table:table-cell>
          <table:table-cell office:value-type="float" office:value="18014113.4999811" calcext:value-type="float">
            <text:p><text:s/>1,80,14,113 </text:p>
          </table:table-cell>
          <table:table-cell office:value-type="float" office:value="17569804.566892" calcext:value-type="float">
            <text:p><text:s/>1,75,69,805 </text:p>
          </table:table-cell>
          <table:table-cell office:value-type="float" office:value="-24702064.4911354" calcext:value-type="float">
            <text:p><text:s/>-2,47,02,064 </text:p>
          </table:table-cell>
          <table:table-cell office:value-type="float" office:value="-25088280.8800655" calcext:value-type="float">
            <text:p><text:s/>-2,50,88,281 </text:p>
          </table:table-cell>
          <table:table-cell office:value-type="float" office:value="11497297.5004526" calcext:value-type="float">
            <text:p><text:s/>1,14,97,298 </text:p>
          </table:table-cell>
          <table:table-cell office:value-type="float" office:value="11780653.3520365" calcext:value-type="float">
            <text:p><text:s/>1,17,80,653 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16252397.9128345" calcext:value-type="float">
            <text:p><text:s/>1,62,52,398 </text:p>
          </table:table-cell>
          <table:table-cell office:value-type="float" office:value="16753771.4368329" calcext:value-type="float">
            <text:p><text:s/>1,67,53,771 </text:p>
          </table:table-cell>
          <table:table-cell office:value-type="float" office:value="17109772.1755587" calcext:value-type="float">
            <text:p><text:s/>1,71,09,772 </text:p>
          </table:table-cell>
          <table:table-cell office:value-type="float" office:value="17146737.3594083" calcext:value-type="float">
            <text:p><text:s/>1,71,46,737 </text:p>
          </table:table-cell>
          <table:table-cell office:value-type="float" office:value="16412634.9240207" calcext:value-type="float">
            <text:p><text:s/>1,64,12,635 </text:p>
          </table:table-cell>
          <table:table-cell office:value-type="float" office:value="16937323.0812938" calcext:value-type="float">
            <text:p><text:s/>1,69,37,323 </text:p>
          </table:table-cell>
          <table:table-cell office:value-type="float" office:value="16567609.9154704" calcext:value-type="float">
            <text:p><text:s/>1,65,67,610 </text:p>
          </table:table-cell>
          <table:table-cell office:value-type="float" office:value="46142312.5320749" calcext:value-type="float">
            <text:p><text:s/>4,61,42,313 </text:p>
          </table:table-cell>
          <table:table-cell office:value-type="float" office:value="46878713.2263474" calcext:value-type="float">
            <text:p><text:s/>4,68,78,713 </text:p>
          </table:table-cell>
          <table:table-cell office:value-type="float" office:value="4866980.22306287" calcext:value-type="float">
            <text:p><text:s/>48,66,980 </text:p>
          </table:table-cell>
          <table:table-cell office:value-type="float" office:value="3876631.1922478" calcext:value-type="float">
            <text:p><text:s/>38,76,631 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-1583627.15499068" calcext:value-type="float">
            <text:p><text:s/>-15,83,627 </text:p>
          </table:table-cell>
          <table:table-cell office:value-type="float" office:value="-1570122.26713962" calcext:value-type="float">
            <text:p><text:s/>-15,70,122 </text:p>
          </table:table-cell>
          <table:table-cell office:value-type="float" office:value="-1534949.22488626" calcext:value-type="float">
            <text:p><text:s/>-15,34,949 </text:p>
          </table:table-cell>
          <table:table-cell office:value-type="float" office:value="-1620432.61926243" calcext:value-type="float">
            <text:p><text:s/>-16,20,433 </text:p>
          </table:table-cell>
          <table:table-cell office:value-type="float" office:value="-1636494.46413681" calcext:value-type="float">
            <text:p><text:s/>-16,36,494 </text:p>
          </table:table-cell>
          <table:table-cell office:value-type="float" office:value="-1616833.08750468" calcext:value-type="float">
            <text:p><text:s/>-16,16,833 </text:p>
          </table:table-cell>
          <table:table-cell office:value-type="float" office:value="-1622052.49757499" calcext:value-type="float">
            <text:p><text:s/>-16,22,052 </text:p>
          </table:table-cell>
          <table:table-cell office:value-type="float" office:value="891237.110262628" calcext:value-type="float">
            <text:p><text:s/>8,91,237 </text:p>
          </table:table-cell>
          <table:table-cell office:value-type="float" office:value="892446.697075446" calcext:value-type="float">
            <text:p><text:s/>8,92,447 </text:p>
          </table:table-cell>
          <table:table-cell office:value-type="float" office:value="3732124.01097495" calcext:value-type="float">
            <text:p><text:s/>37,32,124 </text:p>
          </table:table-cell>
          <table:table-cell office:value-type="float" office:value="3770045.9862472" calcext:value-type="float">
            <text:p><text:s/>37,70,046 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6049813.7130116" calcext:value-type="float">
            <text:p><text:s/>4,60,49,814 </text:p>
          </table:table-cell>
          <table:table-cell office:value-type="float" office:value="45960077.4845826" calcext:value-type="float">
            <text:p><text:s/>4,59,60,077 </text:p>
          </table:table-cell>
          <table:table-cell office:value-type="float" office:value="45973570.1203022" calcext:value-type="float">
            <text:p><text:s/>4,59,73,570 </text:p>
          </table:table-cell>
          <table:table-cell office:value-type="float" office:value="48148866.3848006" calcext:value-type="float">
            <text:p><text:s/>4,81,48,866 </text:p>
          </table:table-cell>
          <table:table-cell office:value-type="float" office:value="48955085.1248548" calcext:value-type="float">
            <text:p><text:s/>4,89,55,085 </text:p>
          </table:table-cell>
          <table:table-cell office:value-type="float" office:value="50106205.4961421" calcext:value-type="float">
            <text:p><text:s/>5,01,06,205 </text:p>
          </table:table-cell>
          <table:table-cell office:value-type="float" office:value="51348885.2685651" calcext:value-type="float">
            <text:p><text:s/>5,13,48,885 </text:p>
          </table:table-cell>
          <table:table-cell office:value-type="float" office:value="55633578.209569" calcext:value-type="float">
            <text:p><text:s/>5,56,33,578 </text:p>
          </table:table-cell>
          <table:table-cell office:value-type="float" office:value="56648830.6384142" calcext:value-type="float">
            <text:p><text:s/>5,66,48,831 </text:p>
          </table:table-cell>
          <table:table-cell office:value-type="float" office:value="54741779.8260416" calcext:value-type="float">
            <text:p><text:s/>5,47,41,780 </text:p>
          </table:table-cell>
          <table:table-cell office:value-type="float" office:value="55994353.7416316" calcext:value-type="float">
            <text:p><text:s/>5,59,94,354 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2778783.69063075" calcext:value-type="float">
            <text:p><text:s/>27,78,784 </text:p>
          </table:table-cell>
          <table:table-cell office:value-type="float" office:value="2921880.83745999" calcext:value-type="float">
            <text:p><text:s/>29,21,881 </text:p>
          </table:table-cell>
          <table:table-cell office:value-type="float" office:value="3088720.62836981" calcext:value-type="float">
            <text:p><text:s/>30,88,721 </text:p>
          </table:table-cell>
          <table:table-cell office:value-type="float" office:value="2973289.29562802" calcext:value-type="float">
            <text:p><text:s/>29,73,289 </text:p>
          </table:table-cell>
          <table:table-cell office:value-type="float" office:value="2898160.25171809" calcext:value-type="float">
            <text:p><text:s/>28,98,160 </text:p>
          </table:table-cell>
          <table:table-cell office:value-type="float" office:value="2838007.99252738" calcext:value-type="float">
            <text:p><text:s/>28,38,008 </text:p>
          </table:table-cell>
          <table:table-cell office:value-type="float" office:value="2853208.02323516" calcext:value-type="float">
            <text:p><text:s/>28,53,208 </text:p>
          </table:table-cell>
          <table:table-cell office:value-type="float" office:value="8320221.04433138" calcext:value-type="float">
            <text:p><text:s/>83,20,221 </text:p>
          </table:table-cell>
          <table:table-cell office:value-type="float" office:value="8295250.34193074" calcext:value-type="float">
            <text:p><text:s/>82,95,250 </text:p>
          </table:table-cell>
          <table:table-cell office:value-type="float" office:value="2709741.56984199" calcext:value-type="float">
            <text:p><text:s/>27,09,742 </text:p>
          </table:table-cell>
          <table:table-cell office:value-type="float" office:value="2766383.24485732" calcext:value-type="float">
            <text:p><text:s/>27,66,383 </text:p>
          </table:table-cell>
        </table:table-row>
        <table:table-row table:style-name="ro1">
          <table:table-cell table:style-name="ce5" office:value-type="string" calcext:value-type="string">
            <text:p>West Bengal</text:p>
          </table:table-cell>
          <table:table-cell table:style-name="ce11" office:value-type="float" office:value="4240142.3506296" calcext:value-type="float">
            <text:p><text:s/>42,40,142 </text:p>
          </table:table-cell>
          <table:table-cell table:style-name="ce17" office:value-type="float" office:value="6548804.058083" calcext:value-type="float">
            <text:p><text:s/>65,48,804 </text:p>
          </table:table-cell>
          <table:table-cell table:style-name="ce17" office:value-type="float" office:value="7727432.00976627" calcext:value-type="float">
            <text:p><text:s/>77,27,432 </text:p>
          </table:table-cell>
          <table:table-cell table:style-name="ce17" office:value-type="float" office:value="7587018.42639951" calcext:value-type="float">
            <text:p><text:s/>75,87,018 </text:p>
          </table:table-cell>
          <table:table-cell table:style-name="ce17" office:value-type="float" office:value="6775413.50917118" calcext:value-type="float">
            <text:p><text:s/>67,75,414 </text:p>
          </table:table-cell>
          <table:table-cell table:style-name="ce17" office:value-type="float" office:value="5017142.94851405" calcext:value-type="float">
            <text:p><text:s/>50,17,143 </text:p>
          </table:table-cell>
          <table:table-cell table:style-name="ce17" office:value-type="float" office:value="5136388.83954833" calcext:value-type="float">
            <text:p><text:s/>51,36,389 </text:p>
          </table:table-cell>
          <table:table-cell table:style-name="ce17" office:value-type="float" office:value="24312600.9757425" calcext:value-type="float">
            <text:p><text:s/>2,43,12,601 </text:p>
          </table:table-cell>
          <table:table-cell table:style-name="ce17" office:value-type="float" office:value="23659766.6872674" calcext:value-type="float">
            <text:p><text:s/>2,36,59,767 </text:p>
          </table:table-cell>
          <table:table-cell table:style-name="ce17" office:value-type="float" office:value="23390926.1997261" calcext:value-type="float">
            <text:p><text:s/>2,33,90,926 </text:p>
          </table:table-cell>
          <table:table-cell table:style-name="ce23" office:value-type="float" office:value="23242710.4080266" calcext:value-type="float">
            <text:p><text:s/>2,32,42,710 </text:p>
          </table:table-cell>
        </table:table-row>
        <table:table-row table:style-name="ro1">
          <table:table-cell table:style-name="ce6"/>
          <table:table-cell table:style-name="ce12" office:value-type="float" office:value="254849990.163043" calcext:value-type="float">
            <text:p><text:s/>25,48,49,990 </text:p>
          </table:table-cell>
          <table:table-cell table:style-name="ce18" office:value-type="float" office:value="261860246.878145" calcext:value-type="float">
            <text:p><text:s/>26,18,60,247 </text:p>
          </table:table-cell>
          <table:table-cell table:style-name="ce18" office:value-type="float" office:value="267424695.338439" calcext:value-type="float">
            <text:p><text:s/>26,74,24,695 </text:p>
          </table:table-cell>
          <table:table-cell table:style-name="ce18" office:value-type="float" office:value="267297301.728806" calcext:value-type="float">
            <text:p><text:s/>26,72,97,302 </text:p>
          </table:table-cell>
          <table:table-cell table:style-name="ce18" office:value-type="float" office:value="264355135.794017" calcext:value-type="float">
            <text:p><text:s/>26,43,55,136 </text:p>
          </table:table-cell>
          <table:table-cell table:style-name="ce18" office:value-type="float" office:value="266277598.843326" calcext:value-type="float">
            <text:p><text:s/>26,62,77,599 </text:p>
          </table:table-cell>
          <table:table-cell table:style-name="ce18" office:value-type="float" office:value="270056965.932691" calcext:value-type="float">
            <text:p><text:s/>27,00,56,966 </text:p>
          </table:table-cell>
          <table:table-cell table:style-name="ce18" office:value-type="float" office:value="291735641.230462" calcext:value-type="float">
            <text:p><text:s/>29,17,35,641 </text:p>
          </table:table-cell>
          <table:table-cell table:style-name="ce18" office:value-type="float" office:value="292002986.380671" calcext:value-type="float">
            <text:p><text:s/>29,20,02,986 </text:p>
          </table:table-cell>
          <table:table-cell table:style-name="ce18" office:value-type="float" office:value="240837080.461202" calcext:value-type="float">
            <text:p><text:s/>24,08,37,080 </text:p>
          </table:table-cell>
          <table:table-cell table:style-name="ce24" office:value-type="float" office:value="243121675.601816" calcext:value-type="float">
            <text:p><text:s/>24,31,21,67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number number:decimal-places="0" loext:min-decimal-places="0" number:min-integer-digits="1"/>
      <number:text> </number:text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0" loext:min-decimal-places="0" number:min-integer-digits="1" number:grouping="true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32:15.963050796</meta:creation-date>
    <dc:date>2020-04-26T21:32:45.590558429</dc:date>
    <meta:editing-duration>PT29S</meta:editing-duration>
    <meta:editing-cycles>1</meta:editing-cycles>
    <meta:document-statistic meta:table-count="1" meta:cell-count="466" meta:object-count="0"/>
    <meta:generator>LibreOffice/6.3.5.2$Linux_X86_64 LibreOffice_project/30$Build-2</meta:generator>
  </office:meta>
</office:document-meta>
</file>